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schraenkung_der_technich_moeglichkeiten</text:p>
      <text:p text:style-name="Standard"/>
      <text:p text:style-name="Standard">Offering 80's Capabilities</text:p>
      <text:p text:style-name="Standard"/>
      <text:p text:style-name="Standard">By limiting ourselves to the capabilities of an early 80's graphical user interface without sound, we, as game designers and players, are forced to rely on our imaginations. By limiting our options, we are forcing ourselves to explore the full potentional of the options availiabl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6T15:11:18</meta:creation-date>
    <dc:date>2013-03-06T15:20:54</dc:date>
    <meta:editing-duration>P0D</meta:editing-duration>
    <meta:editing-cycles>1</meta:editing-cycles>
    <meta:document-statistic meta:table-count="0" meta:image-count="0" meta:object-count="0" meta:page-count="1" meta:paragraph-count="3" meta:word-count="49" meta:character-count="350" meta:non-whitespace-character-count="303"/>
    <meta:generator>LibreOffice/3.5$Linux_X86_64 LibreOffice_project/350m1$Build-2</meta:generator>
  </office:meta>
</office:document-meta>
</file>